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75e" officeooo:paragraph-rsid="0010275e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e3df1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0275e"/>
    </style:style>
    <style:style style:name="P5" style:family="paragraph" style:parent-style-name="Standard">
      <style:text-properties officeooo:rsid="0010275e" officeooo:paragraph-rsid="0010275e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0fe63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1ec8b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paragraph-rsid="0011ec8b"/>
    </style:style>
    <style:style style:name="P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0275e" officeooo:paragraph-rsid="0010275e"/>
    </style:style>
    <style:style style:name="P1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0275e"/>
    </style:style>
    <style:style style:name="P11" style:family="paragraph" style:parent-style-name="Preformatted_20_Text">
      <style:text-properties fo:font-variant="normal" fo:text-transform="none" fo:color="#000000" fo:letter-spacing="normal" officeooo:paragraph-rsid="0010275e"/>
    </style:style>
    <style:style style:name="T1" style:family="text">
      <style:text-properties style:font-name="monospace" fo:font-size="10.5pt" fo:font-style="normal" fo:font-weight="normal"/>
    </style:style>
    <style:style style:name="T2" style:family="text">
      <style:text-properties style:font-name="monospace" fo:font-size="10.5pt" fo:font-style="normal" fo:font-weight="normal" officeooo:rsid="0010275e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officeooo:rsid="001027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'Belgium','France','Brazil','England','Uruguay','Croatia','Portugal','Spain','Argentina','Colombia','Mexico','Sweden','Italy','Netherlands', 'Germany','Denmark','Switzerland','Chile',</text:p>
      <text:p text:style-name="P2"/>
      <text:p text:style-name="P4">'Poland','Senegal','Peru','United,'Czech Republic', States','Wales','Ukraine','Venezuela','Austria','Tunisia','Japan','Turkey','Nigeria','Slovakia','Scotland',</text:p>
      <text:p text:style-name="P4"/>
      <text:p text:style-name="P4">'Iran','Republic of Ireland','Northern Ireland','Romania','Iceland','Korea Republic','Paraguay','Australia','Morocco','Algeria','Norway','Costa Rica','Ghana','Jamaica','Bosnia Herzegovina',</text:p>
      <text:p text:style-name="P4"/>
      <text:p text:style-name="P6">'Egypt','Hungary','Cameroon','Greece','Qatar','Mali','DR Congo','Finland','Bulgaria','Burkina Faso','Ivory Coast','Honduras','Ecuador','Montenegro','Slovenia','Albania','Saudi Arabia','FYR Macedonia','El Salvador',</text:p>
      <text:p text:style-name="P6"/>
      <text:p text:style-name="P6">'Iraq','United Arab Emirates','South Africa','Canada','Guinea','Bolivia','China PR','Uganda','Cape Verde','Syria','Curacao','Panama','Oman','Gabon','Benin','Uzbekistan','Haiti','Belarus','Zambia','Congo','Georgia','Lebanon','Madagascar','Israel',</text:p>
      <text:p text:style-name="P6"/>
      <text:p text:style-name="P6"/>
      <text:p text:style-name="P7">'Vietnam','Jordan','Luxembourg','Bahrain','Mauritius','Libya','Armenia','Palestine','Estonia','Trinidad &amp; Tobago','Mozambique','Kenya','India','Central African Rep.','Faroe Islands', 'Zimbabwe','Niger','Thailand','Azerbaijan','Kosovo','Korea DPR','Namibia','Kazakhstan',</text:p>
      <text:p text:style-name="P7"/>
      <text:p text:style-name="P8"><text:span text:style-name="T3">'Sierra Leone','Barbados','Philippines','Liberia','Lithuania','Togo', 'Angola', 'Serbia', 'Russia','Guatemala', 'Grenada','Puerto Rico', 'Suriname', 'Comoros', 'Liechtenstein','St Kitts Nevis','Ethiopia','Antigua &amp; Barbuda','Chinese Taipei','Gibraltar','New Zealand','Guinea Bissau', 'Cyprus', 'Gambia', 'Guyana','Moldova','Equatorial Guinea', 'Cambodia', 'Eritrea', 'Kuwait','Latvia','Burundi','Malta','Montserrat','Mauritania', 'Somalia','Guam','Cuba', 'Bermuda','Tajikistan','Nicaragua', 'Turkmenistan', 'Dominican Republic', 'New Caledonia','Aruba','Papua New Guinea','Chad','Kyrgyzstan','Tanzania','São Tomé &amp; Príncipe','St Lucia', 'Indonesia','Rwanda','Sudan','Sri Lanka','Afghanistan','Belize','St Vincent Grenadine','Brunei Darussalam','San Marino','Swaziland','Hong Kong','South Sudan'</text:span></text:p>
      <text:p text:style-name="P1"/>
      <text:p text:style-name="P1"/>
      <text:p text:style-name="P1"/>
      <text:p text:style-name="P1"/>
      <text:p text:style-name="P11"><text:span text:style-name="T2">'team_position',</text:span><text:span text:style-name="T1">'team_jersey_number','loaned_from','joined','contract_valid_until','nation_position','nation_jersey_number','player_traits''mentality_composure',</text:span></text:p>
      <text:p text:style-name="P11"><text:span text:style-name="T1"/></text:p>
      <text:p text:style-name="P11"><text:span text:style-name="T1"/></text:p>
      <text:p text:style-name="P10"/>
      <text:p text:style-name="P10"/>
      <text:p text:style-name="P10"/>
      <text:p text:style-name="P10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3:21:11.495580958</meta:creation-date>
    <dc:date>2020-03-05T21:11:13.214679087</dc:date>
    <meta:editing-duration>PT1H24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9" meta:character-count="2216" meta:non-whitespace-character-count="2145"/>
  </office:meta>
</office:document-meta>
</file>